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7b1e5f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610b8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07b1e5f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none" fo:font-weight="bold" officeooo:rsid="00200af4" officeooo:paragraph-rsid="006ed87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weight="bold" officeooo:rsid="001708df" officeooo:paragraph-rsid="00827652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weight="bold" officeooo:rsid="001708df" officeooo:paragraph-rsid="00860610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onsolas" fo:font-size="9pt" fo:font-weight="bold" officeooo:rsid="003d2e6d" officeooo:paragraph-rsid="00827652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Consolas" fo:font-size="9pt" style:text-underline-style="none" fo:font-weight="bold" officeooo:rsid="001708df" officeooo:paragraph-rsid="00860610" style:font-size-asian="9pt" style:font-weight-asian="bold" style:font-size-complex="9pt" style:font-weight-complex="bold"/>
    </style:style>
    <style:style style:name="P18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d2e6d"/>
    </style:style>
    <style:style style:name="T5" style:family="text">
      <style:text-properties style:text-underline-style="solid" style:text-underline-width="auto" style:text-underline-color="font-color" officeooo:rsid="003ecac0"/>
    </style:style>
    <style:style style:name="T6" style:family="text">
      <style:text-properties style:text-underline-style="solid" style:text-underline-width="auto" style:text-underline-color="font-color" officeooo:rsid="00200af4"/>
    </style:style>
    <style:style style:name="T7" style:family="text">
      <style:text-properties officeooo:rsid="003d2e6d"/>
    </style:style>
    <style:style style:name="T8" style:family="text">
      <style:text-properties officeooo:rsid="003ecac0"/>
    </style:style>
    <style:style style:name="T9" style:family="text">
      <style:text-properties officeooo:rsid="003fd1c6"/>
    </style:style>
    <style:style style:name="T10" style:family="text">
      <style:text-properties officeooo:rsid="004a2f46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a8c26" style:font-size-asian="11pt" style:font-size-complex="11pt"/>
    </style:style>
    <style:style style:name="T13" style:family="text">
      <style:text-properties fo:font-size="11pt" officeooo:rsid="003ecac0" style:font-size-asian="11pt" style:font-size-complex="11pt"/>
    </style:style>
    <style:style style:name="T14" style:family="text">
      <style:text-properties fo:font-size="11pt" officeooo:rsid="00377b4e" style:font-size-asian="11pt" style:font-size-complex="11pt"/>
    </style:style>
    <style:style style:name="T15" style:family="text">
      <style:text-properties fo:font-size="11pt" officeooo:rsid="005dfbbe" style:font-size-asian="11pt" style:font-size-complex="11pt"/>
    </style:style>
    <style:style style:name="T16" style:family="text">
      <style:text-properties fo:font-size="11pt" officeooo:rsid="001708df" style:font-size-asian="11pt" style:font-size-complex="11pt"/>
    </style:style>
    <style:style style:name="T17" style:family="text">
      <style:text-properties fo:font-size="11pt" officeooo:rsid="007cc683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5pt" style:font-size-asian="5pt" style:font-size-complex="5pt"/>
    </style:style>
    <style:style style:name="T21" style:family="text">
      <style:text-properties fo:font-size="5pt" officeooo:rsid="001708df" style:font-size-asian="5pt" style:font-size-complex="5pt"/>
    </style:style>
    <style:style style:name="T22" style:family="text">
      <style:text-properties fo:font-size="5pt" officeooo:rsid="003fd1c6" style:font-size-asian="5pt" style:font-size-complex="5pt"/>
    </style:style>
    <style:style style:name="T23" style:family="text">
      <style:text-properties fo:font-size="5pt" officeooo:rsid="007cc683" style:font-size-asian="5pt" style:font-size-complex="5pt"/>
    </style:style>
    <style:style style:name="T24" style:family="text">
      <style:text-properties fo:font-size="5pt" style:text-underline-style="none" officeooo:rsid="003d2e6d" style:font-size-asian="5pt" style:font-size-complex="5pt"/>
    </style:style>
    <style:style style:name="T25" style:family="text">
      <style:text-properties officeooo:rsid="001708d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5f3484" style:font-style-asian="italic" style:font-style-complex="italic"/>
    </style:style>
    <style:style style:name="T28" style:family="text">
      <style:text-properties fo:font-style="italic" officeooo:rsid="003d2e6d" style:font-style-asian="italic" style:font-style-complex="italic"/>
    </style:style>
    <style:style style:name="T29" style:family="text">
      <style:text-properties officeooo:rsid="007a08b7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3d2e6d"/>
    </style:style>
    <style:style style:name="T32" style:family="text">
      <style:text-properties style:text-underline-style="none" officeooo:rsid="00200af4"/>
    </style:style>
    <style:style style:name="T33" style:family="text">
      <style:text-properties officeooo:rsid="007cc683"/>
    </style:style>
    <style:style style:name="T34" style:family="text">
      <style:text-properties officeooo:rsid="007dab9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8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<draw:custom-shape text:anchor-type="paragraph" draw:z-index="0" draw:style-name="gr1" draw:text-style-name="P18" svg:width="6.959cm" svg:height="1.779cm" svg:x="-0.03cm" svg:y="1.418cm"><text:p><text:span text:style-name="T36"><text:s/></text:span><text:span text:style-name="T37">OBS! 1RU/1HJ/1SP/2KL kan vara </text:span><text:span text:style-name="T37"><text:line-break/></text:span><text:span text:style-name="T37"> <text:s text:c="7"/>4korts med </text:span><text:span text:style-name="T38">längre</text:span><text:span text:style-name="T37"> sidofärg.</text:span><text:span text:style-name="T37"><text:line-break/></text:span><text:span text:style-name="T37"> <text:s text:c="5"/>1NT lovar </text:span><text:span text:style-name="T38">ej</text:span><text:span text:style-name="T37"> balanserad hand.</text:span><text:span text:style-name="T37"><text:line-break/></text:span><text:span text:style-name="T37"> <text:s text:c="5"/>Många artificiella svarsbud!</text:span></text:p><draw:enhanced-geometry svg:viewBox="0 0 21600 21600" draw:type="rectangle" draw:enhanced-path="M 0 0 L 21600 0 21600 21600 0 21600 0 0 Z N"/></draw:custom-shape><text:span text:style-name="T4"><text:line-break/><text:line-break/></text:span><text:span text:style-name="T18">TURBO (</text:span><text:span text:style-name="T19">stark-1KL, </text:span><text:span text:style-name="T18">canapé-system)<text:line-break/></text:span><text:span text:style-name="T24"><text:line-break/></text:span><text:span text:style-name="T18"> <text:s text:c="3"/></text:span></text:p>
      <text:p text:style-name="P2"><text:line-break/><text:line-break/><text:line-break/></text:p>
      <text:p text:style-name="P2"><text:span text:style-name="T11">1KL:</text:span> <text:s/><text:span text:style-name="T7">16+. Rondkrav. Relä-metoder.</text:span></text:p>
      <text:p text:style-name="P6"><text:span text:style-name="T26">- </text:span><text:span text:style-name="T27">Artificiella svarsbud<text:line-break/></text:span><text:span text:style-name="T20"><text:line-break/></text:span><text:span text:style-name="T16">1RU:</text:span><text:span text:style-name="T25"> <text:s/></text:span>2+ru. 13-15:<text:line-break/> <text:s text:c="5"/>a) Bal. Även 5hö+332.<text:line-break/> <text:s text:c="5"/>b) 4441 med 4ru.<text:line-break/> <text:s text:c="5"/>c) 4ru + 5hö.</text:p>
      <text:p text:style-name="P7"><text:s text:c="6"/><text:span text:style-name="T10">d</text:span>) Minst 54/45 i lå.<text:line-break/><text:span text:style-name="T26">- </text:span><text:span text:style-name="T27">Artificiella svarsbud</text:span><text:line-break/><text:span text:style-name="T21"><text:line-break/></text:span><text:span text:style-name="T16">1</text:span><text:span text:style-name="T12">HJ/1SP</text:span><text:span text:style-name="T16">:</text:span><text:span text:style-name="T25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3"><text:span text:style-name="T28">- Artificiella svar på 2-läget</text:span><text:span text:style-name="T7"><text:line-break/></text:span><text:span text:style-name="T20"><text:line-break/></text:span><text:span text:style-name="T11">1NT:</text:span> <text:s/><text:span text:style-name="T8">10-13, ej 4hö. Minst 44 i lå el 5+lå<text:line-break/> <text:s text:c="7"/>OBS! Lovar </text:span><text:span text:style-name="T5">ej</text:span><text:span text:style-name="T8"> balanserad!</text:span></text:p>
      <text:p text:style-name="P4"><text:span text:style-name="T20"><text:line-break/></text:span><text:span text:style-name="T13">2KL:</text:span><text:span text:style-name="T8"> a) 13-15. 4+kl och 5+hö.<text:line-break/> <text:s text:c="5"/>b) 6+kl, 13-15 el ca 7ss.<text:line-break/></text:span><text:span text:style-name="T20"><text:line-break/></text:span><text:span text:style-name="T11">2RU:</text:span> <text:s/><text:span text:style-name="T8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20"><text:line-break/></text:span><text:span text:style-name="T14">2</text:span><text:span text:style-name="T15">HJ/2SP</text:span><text:span text:style-name="T14">:</text:span><text:span text:style-name="T2"> 10-13. Minst 5hö och 4lå.</text:span></text:p>
      <text:p text:style-name="P13"><text:span text:style-name="T20"><text:line-break/></text:span><text:span text:style-name="T11">2NT:</text:span> <text:s/><text:span text:style-name="T9">13-15</text:span>. <text:span text:style-name="T9">Enfärgad 6+lå.<text:line-break/> <text:s text:c="6"/>Honnör i minst 2 sidofärger.</text:span></text:p>
      <text:p text:style-name="P13"><text:span text:style-name="T20"><text:line-break/></text:span><text:span text:style-name="T17">3N</text:span><text:span text:style-name="T11">T:</text:span> <text:s/><text:span text:style-name="T33">6hö+5ru. Öppningshand.</text:span></text:p>
      <text:p text:style-name="P13"><text:span text:style-name="T20"><text:line-break/></text:span>Mot 1NT: <text:span text:style-name="T9">Konv.<text:line-break/></text:span><text:span text:style-name="T22"><text:line-break/></text:span>Utspel: 10-12 <text:s/><text:span text:style-name="T34">(2a/4e gnm spelf)</text:span>.</text:p>
      <text:p text:style-name="P1">Markeringar: Schneider, Malmö, <text:span text:style-name="T1">Lav.<text:line-break/></text:span></text:p>
      <text:p text:style-name="P11"><text:line-break/><text:span text:style-name="T29"> </text:span></text:p>
      <text:p text:style-name="P12"/>
      <text:p text:style-name="P14"><draw:custom-shape text:anchor-type="paragraph" draw:z-index="1" draw:style-name="gr1" draw:text-style-name="P18" svg:width="6.959cm" svg:height="1.779cm" svg:x="-0.03cm" svg:y="1.418cm"><text:p><text:span text:style-name="T36"><text:s/></text:span><text:span text:style-name="T37">OBS! 1RU/1HJ/1SP/2KL kan vara </text:span><text:span text:style-name="T37"><text:line-break/></text:span><text:span text:style-name="T37"> <text:s text:c="7"/>4korts med </text:span><text:span text:style-name="T38">längre</text:span><text:span text:style-name="T37"> sidofärg.</text:span><text:span text:style-name="T37"><text:line-break/></text:span><text:span text:style-name="T37"> <text:s text:c="5"/>1NT lovar </text:span><text:span text:style-name="T38">ej</text:span><text:span text:style-name="T37"> balanserad hand.</text:span><text:span text:style-name="T37"><text:line-break/></text:span><text:span text:style-name="T37"> <text:s text:c="5"/>Många artificiella svarsbud!</text:span></text:p><draw:enhanced-geometry svg:viewBox="0 0 21600 21600" draw:type="rectangle" draw:enhanced-path="M 0 0 L 21600 0 21600 21600 0 21600 0 0 Z N"/></draw:custom-shape><text:span text:style-name="T4"><text:line-break/><text:line-break/></text:span><text:span text:style-name="T18">TURBO (</text:span><text:span text:style-name="T19">stark-1KL, </text:span><text:span text:style-name="T18">canapé-system)<text:line-break/></text:span><text:span text:style-name="T24"><text:line-break/></text:span><text:span text:style-name="T18"> <text:s text:c="3"/></text:span></text:p>
      <text:p text:style-name="P14"><text:line-break/><text:line-break/><text:line-break/></text:p>
      <text:p text:style-name="P14"><text:span text:style-name="T11">1KL:</text:span> <text:s/><text:span text:style-name="T7">16+. Rondkrav. Relä-metoder.</text:span></text:p>
      <text:p text:style-name="P16"><text:span text:style-name="T26">- </text:span><text:span text:style-name="T27">Artificiella svarsbud<text:line-break/></text:span><text:span text:style-name="T20"><text:line-break/></text:span><text:span text:style-name="T16">1RU:</text:span><text:span text:style-name="T25"> <text:s/></text:span>2+ru. 13-15:<text:line-break/> <text:s text:c="5"/>a) Bal. Även 5hö+332.<text:line-break/> <text:s text:c="5"/>b) 4441 med 4ru.<text:line-break/> <text:s text:c="5"/>c) 4ru + 5hö.</text:p>
      <text:p text:style-name="P16"><text:s text:c="6"/><text:span text:style-name="T10">d</text:span>) Minst 54/45 i lå.<text:line-break/><text:span text:style-name="T26">- </text:span><text:span text:style-name="T27">Artificiella svarsbud</text:span><text:line-break/><text:span text:style-name="T21"><text:line-break/></text:span><text:span text:style-name="T16">1</text:span><text:span text:style-name="T12">HJ/1SP</text:span><text:span text:style-name="T16">:</text:span><text:span text:style-name="T25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14"><text:span text:style-name="T28">- Artificiella svar på 2-läget</text:span><text:span text:style-name="T7"><text:line-break/></text:span><text:span text:style-name="T20"><text:line-break/></text:span><text:span text:style-name="T11">1NT:</text:span> <text:s/><text:span text:style-name="T8">10-13, ej 4hö. Minst 44 i lå el 5+lå<text:line-break/> <text:s text:c="7"/>OBS! Lovar </text:span><text:span text:style-name="T5">ej</text:span><text:span text:style-name="T8"> balanserad!</text:span></text:p>
      <text:p text:style-name="P14"><text:span text:style-name="T20"><text:line-break/></text:span><text:span text:style-name="T13">2KL:</text:span><text:span text:style-name="T8"> a) 13-15. 4+kl och 5+hö.<text:line-break/> <text:s text:c="5"/>b) 6+kl, 13-15 el ca 7ss.<text:line-break/></text:span><text:span text:style-name="T20"><text:line-break/></text:span><text:span text:style-name="T11">2RU:</text:span> <text:s/><text:span text:style-name="T8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20"><text:line-break/></text:span><text:span text:style-name="T14">2</text:span><text:span text:style-name="T15">HJ/2SP</text:span><text:span text:style-name="T14">:</text:span><text:span text:style-name="T2"> 10-13. Minst 5hö och 4lå.</text:span></text:p>
      <text:p text:style-name="P14"><text:span text:style-name="T20"><text:line-break/></text:span><text:span text:style-name="T11">2NT:</text:span> <text:s/><text:span text:style-name="T9">13-15</text:span>. <text:span text:style-name="T9">Enfärgad 6+lå.<text:line-break/> <text:s text:c="6"/>Honnör i minst 2 sidofärger.</text:span></text:p>
      <text:p text:style-name="P14"><text:span text:style-name="T20"><text:line-break/></text:span><text:span text:style-name="T17">3N</text:span><text:span text:style-name="T11">T:</text:span> <text:s/><text:span text:style-name="T33">6hö+5ru. Öppningshand.</text:span></text:p>
      <text:p text:style-name="P14"><text:span text:style-name="T20"><text:line-break/></text:span>Mot 1NT: <text:span text:style-name="T9">Konv.<text:line-break/></text:span><text:span text:style-name="T22"><text:line-break/></text:span>Utspel: 10-12 <text:s/><text:span text:style-name="T34">(2a/4e gnm spelf)</text:span>.</text:p>
      <text:p text:style-name="P17">Markeringar: Schneider, Malmö, <text:span text:style-name="T1">Lav.</text:span></text:p>
      <text:p text:style-name="P15"><text:span text:style-name="T6"><text:line-break/><text:line-break/><text:line-break/></text:span><text:span text:style-name="T4"><text:line-break/></text:span>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07-25T15:35:52.340000000</meta:print-date>
    <dc:date>2019-09-01T09:55:04.049000000</dc:date>
    <meta:editing-duration>PT3H21M22S</meta:editing-duration>
    <meta:editing-cycles>113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5" meta:word-count="290" meta:character-count="1946" meta:non-whitespace-character-count="1410"/>
  </office:meta>
</office:document-meta>
</file>